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6" style:parent-style-name="LO-Normal" style:family="paragraph">
      <style:paragraph-properties fo:margin-bottom="0in" fo:margin-left="0.25in" fo:margin-right="-1.1812in">
        <style:tab-stops/>
      </style:paragraph-properties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4215984211L</text:p>
        </text:list-item>
        <text:list-item>
          <text:p text:style-name="P307">BR244785804876R</text:p>
        </text:list-item>
        <text:list-item>
          <text:p text:style-name="P308">BR249225027436F</text:p>
        </text:list-item>
        <text:list-item>
          <text:p text:style-name="P309">BR247118240236U</text:p>
        </text:list-item>
        <text:list-item>
          <text:p text:style-name="P310">BR240867662964G</text:p>
        </text:list-item>
        <text:list-item>
          <text:p text:style-name="P311">BR245794745395G</text:p>
        </text:list-item>
        <text:list-item>
          <text:p text:style-name="P312">BR246101844916Z</text:p>
        </text:list-item>
        <text:list-item>
          <text:p text:style-name="P313">BR2428444969312</text:p>
        </text:list-item>
        <text:list-item>
          <text:p text:style-name="P314">BR243658723714N</text:p>
        </text:list-item>
        <text:list-item>
          <text:p text:style-name="P315">BR245726085039Y</text:p>
        </text:list-item>
        <text:list-item>
          <text:p text:style-name="P316">BR247997696918B</text:p>
        </text:list-item>
        <text:list-item>
          <text:p text:style-name="P317">BR248855374208M</text:p>
        </text:list-item>
        <text:list-item>
          <text:p text:style-name="P318">BR245110073856R</text:p>
        </text:list-item>
        <text:list-item>
          <text:p text:style-name="P319">BR248288308877I</text:p>
        </text:list-item>
        <text:list-item>
          <text:p text:style-name="P320">BR249051525912D</text:p>
        </text:list-item>
        <text:list-item>
          <text:p text:style-name="P321">BR247791067052A</text:p>
        </text:list-item>
        <text:list-item>
          <text:p text:style-name="P322">BR249719828110R</text:p>
        </text:list-item>
        <text:list-item>
          <text:p text:style-name="P323">BR243569557819W</text:p>
        </text:list-item>
        <text:list-item>
          <text:p text:style-name="P324">BR246641597771P</text:p>
        </text:list-item>
        <text:list-item>
          <text:p text:style-name="P325">BR244907574977O</text:p>
        </text:list-item>
        <text:list-item>
          <text:p text:style-name="P326">BR249328522359X</text:p>
        </text:list-item>
        <text:list-item>
          <text:p text:style-name="P327">BR248475992498M</text:p>
        </text:list-item>
        <text:list-item>
          <text:p text:style-name="P328">BR245925009998V</text:p>
        </text:list-item>
        <text:list-item>
          <text:p text:style-name="P329">BR247589750100R</text:p>
        </text:list-item>
        <text:list-item>
          <text:p text:style-name="P330">BR246268418759T</text:p>
        </text:list-item>
        <text:list-item>
          <text:p text:style-name="P331">BR2426530321363</text:p>
        </text:list-item>
        <text:list-item>
          <text:p text:style-name="P332">BR248388892809P</text:p>
        </text:list-item>
        <text:list-item>
          <text:p text:style-name="P333">BR248867291912A</text:p>
        </text:list-item>
        <text:list-item>
          <text:p text:style-name="P334">BR2458159149791</text:p>
        </text:list-item>
        <text:list-item>
          <text:p text:style-name="P335">BR244640727780Z</text:p>
        </text:list-item>
        <text:list-item>
          <text:p text:style-name="P336">BR249484258130D</text:p>
        </text:list-item>
        <text:list-item>
          <text:p text:style-name="P337">BR248192915493S</text:p>
        </text:list-item>
        <text:list-item>
          <text:p text:style-name="P338">BR243252243304T</text:p>
        </text:list-item>
        <text:list-item>
          <text:p text:style-name="P339">BR246014915792S</text:p>
        </text:list-item>
        <text:list-item>
          <text:p text:style-name="P340">BR247661824117E</text:p>
        </text:list-item>
        <text:list-item>
          <text:p text:style-name="P341">BR248588435122G</text:p>
        </text:list-item>
        <text:list-item>
          <text:p text:style-name="P342">BR243216471104Y</text:p>
        </text:list-item>
        <text:list-item>
          <text:p text:style-name="P343">BR245274811203S</text:p>
        </text:list-item>
        <text:list-item>
          <text:p text:style-name="P344">BR247579639440G</text:p>
        </text:list-item>
        <text:list-item>
          <text:p text:style-name="P345">BR247381751242D</text:p>
        </text:list-item>
        <text:list-item>
          <text:p text:style-name="P346">BR243698090048E</text:p>
        </text:list-item>
        <text:list-item>
          <text:p text:style-name="P347">BR2465970924774</text:p>
        </text:list-item>
        <text:list-item>
          <text:p text:style-name="P348">BR249122896542M</text:p>
        </text:list-item>
        <text:list-item>
          <text:p text:style-name="P349">BR2472003648345</text:p>
        </text:list-item>
        <text:list-item>
          <text:p text:style-name="P350">BR247050450163U</text:p>
        </text:list-item>
        <text:list-item>
          <text:p text:style-name="P351">BR245592101113S</text:p>
        </text:list-item>
        <text:list-item>
          <text:p text:style-name="P352">BR248628685538Q</text:p>
        </text:list-item>
        <text:list-item>
          <text:p text:style-name="P353">BR240700696020M</text:p>
        </text:list-item>
        <text:list-item>
          <text:p text:style-name="P354">BR2472663964071</text:p>
        </text:list-item>
        <text:list-item>
          <text:p text:style-name="P355">BR241493502131S</text:p>
        </text:list-item>
        <text:list-item>
          <text:p text:style-name="P356">BR247042910514P</text:p>
        </text:list-item>
        <text:list-item>
          <text:p text:style-name="P357">BR2476534740442</text:p>
        </text:list-item>
        <text:list-item>
          <text:p text:style-name="P358">BR2425968388834</text:p>
        </text:list-item>
        <text:list-item>
          <text:p text:style-name="P359">BR241396055797M</text:p>
        </text:list-item>
        <text:list-item>
          <text:p text:style-name="P360">BR247150032060M</text:p>
        </text:list-item>
        <text:list-item>
          <text:p text:style-name="P361">BR249199702463Q</text:p>
        </text:list-item>
        <text:list-item>
          <text:p text:style-name="P362">BR242086680308J</text:p>
        </text:list-item>
        <text:list-item>
          <text:p text:style-name="P363">BR2438245318903</text:p>
        </text:list-item>
        <text:list-item>
          <text:p text:style-name="P364">BR243024558261L</text:p>
        </text:list-item>
        <text:list-item>
          <text:p text:style-name="P365">BR2493733812006</text:p>
        </text:list-item>
        <text:list-item>
          <text:p text:style-name="P366">BR243054628790K</text:p>
        </text:list-item>
        <text:list-item>
          <text:p text:style-name="P367">BR2437569383567</text:p>
        </text:list-item>
        <text:list-item>
          <text:p text:style-name="P368">BR248411403975I</text:p>
        </text:list-item>
        <text:list-item>
          <text:p text:style-name="P369">BR249281378642T</text:p>
        </text:list-item>
        <text:list-item>
          <text:p text:style-name="P370">BR242050429496N</text:p>
        </text:list-item>
        <text:list-item>
          <text:p text:style-name="P371">BR241014282691O</text:p>
        </text:list-item>
        <text:list-item>
          <text:p text:style-name="P372">BR2493511910914</text:p>
        </text:list-item>
        <text:list-item>
          <text:p text:style-name="P373">BR243321696212X</text:p>
        </text:list-item>
        <text:list-item>
          <text:p text:style-name="P374">BR246464509410N</text:p>
        </text:list-item>
        <text:list-item>
          <text:p text:style-name="P375">BR246647722133S</text:p>
        </text:list-item>
        <text:list-item>
          <text:p text:style-name="P376">BR242274664127G</text:p>
        </text:list-item>
        <text:list-item>
          <text:p text:style-name="P377">BR2428351480798</text:p>
        </text:list-item>
        <text:list-item>
          <text:p text:style-name="P378">BR2493026710890</text:p>
        </text:list-item>
        <text:list-item>
          <text:p text:style-name="P379">BR2417547653911</text:p>
        </text:list-item>
        <text:list-item>
          <text:p text:style-name="P380">BR2460315041343</text:p>
        </text:list-item>
        <text:list-item>
          <text:p text:style-name="P381">BR249601999074D</text:p>
        </text:list-item>
        <text:list-item>
          <text:p text:style-name="P382">BR2471889923716</text:p>
        </text:list-item>
        <text:list-item>
          <text:p text:style-name="P383">BR242982830892M</text:p>
        </text:list-item>
        <text:list-item>
          <text:p text:style-name="P384">BR2403552713985</text:p>
        </text:list-item>
        <text:list-item>
          <text:p text:style-name="P385">BR245703943335V</text:p>
        </text:list-item>
        <text:list-item>
          <text:p text:style-name="P386">BR245724888331Y</text:p>
        </text:list-item>
        <text:list-item>
          <text:p text:style-name="P387">BR246446466660S</text:p>
        </text:list-item>
        <text:list-item>
          <text:p text:style-name="P388">BR247038282769R</text:p>
        </text:list-item>
        <text:list-item>
          <text:p text:style-name="P389">BR241655145553U</text:p>
        </text:list-item>
        <text:list-item>
          <text:p text:style-name="P390">BR240892380203Q</text:p>
        </text:list-item>
        <text:list-item>
          <text:p text:style-name="P391">BR2428563498420</text:p>
        </text:list-item>
        <text:list-item>
          <text:p text:style-name="P392">BR246849175741Y</text:p>
        </text:list-item>
        <text:list-item>
          <text:p text:style-name="P393">BR246799104355Z</text:p>
        </text:list-item>
        <text:list-item>
          <text:p text:style-name="P394">BR244324869096U</text:p>
        </text:list-item>
        <text:list-item>
          <text:p text:style-name="P395">BR242445775872Z</text:p>
        </text:list-item>
        <text:list-item>
          <text:p text:style-name="P396">BR244632436394D</text:p>
        </text:list-item>
        <text:list-item>
          <text:p text:style-name="P397">BR2447761744370</text:p>
        </text:list-item>
        <text:list-item>
          <text:p text:style-name="P398">BR240288433060G</text:p>
        </text:list-item>
        <text:list-item>
          <text:p text:style-name="P399">BR241013617336F</text:p>
        </text:list-item>
        <text:list-item>
          <text:p text:style-name="P400">BR245008222810J</text:p>
        </text:list-item>
        <text:list-item>
          <text:p text:style-name="P401">BR244094133637I</text:p>
        </text:list-item>
        <text:list-item>
          <text:p text:style-name="P402">BR246398778111K</text:p>
        </text:list-item>
        <text:list-item>
          <text:p text:style-name="P403">BR242710196650O</text:p>
        </text:list-item>
        <text:list-item>
          <text:p text:style-name="P404">BR243802102801L</text:p>
        </text:list-item>
        <text:list-item>
          <text:p text:style-name="P405">BR247025928972H</text:p>
        </text:list-item>
        <text:list-item>
          <text:p text:style-name="P406">BR244683756778J</text:p>
        </text:list-item>
        <text:list-item>
          <text:p text:style-name="P407">BR243737615943K</text:p>
        </text:list-item>
        <text:list-item>
          <text:p text:style-name="P408">BR2418040927245</text:p>
        </text:list-item>
        <text:list-item>
          <text:p text:style-name="P409">BR249982827582J</text:p>
        </text:list-item>
        <text:list-item>
          <text:p text:style-name="P410">BR248061276519E</text:p>
        </text:list-item>
        <text:list-item>
          <text:p text:style-name="P411">BR241375336018H</text:p>
        </text:list-item>
        <text:list-item>
          <text:p text:style-name="P412">BR248038283536C</text:p>
        </text:list-item>
        <text:list-item>
          <text:p text:style-name="P413">BR241575718875I</text:p>
        </text:list-item>
        <text:list-item>
          <text:p text:style-name="P414">BR241634189241N</text:p>
        </text:list-item>
        <text:list-item>
          <text:p text:style-name="P415">BR246133079313F</text:p>
        </text:list-item>
        <text:list-item>
          <text:p text:style-name="P416">BR240483627481N</text:p>
        </text:list-item>
        <text:list-item>
          <text:p text:style-name="P417">BR245949902769W</text:p>
        </text:list-item>
        <text:list-item>
          <text:p text:style-name="P418">BR2432105734405</text:p>
        </text:list-item>
        <text:list-item>
          <text:p text:style-name="P419">BR240829841477E</text:p>
        </text:list-item>
        <text:list-item>
          <text:p text:style-name="P420">BR245083213836B</text:p>
        </text:list-item>
        <text:list-item>
          <text:p text:style-name="P421">BR2430658987698</text:p>
        </text:list-item>
        <text:list-item>
          <text:p text:style-name="P422">BR247077351624J</text:p>
        </text:list-item>
        <text:list-item>
          <text:p text:style-name="P423">BR242691408414K</text:p>
        </text:list-item>
        <text:list-item>
          <text:p text:style-name="P424">BR2455794643472</text:p>
        </text:list-item>
        <text:list-item>
          <text:p text:style-name="P425">BR244841514400O</text:p>
        </text:list-item>
        <text:list-item>
          <text:p text:style-name="P426">BR241789039724U</text:p>
        </text:list-item>
        <text:list-item>
          <text:p text:style-name="P427">BR2464821537524</text:p>
        </text:list-item>
        <text:list-item>
          <text:p text:style-name="P428">BR2424419564853</text:p>
        </text:list-item>
        <text:list-item>
          <text:p text:style-name="P429">BR247339739041L</text:p>
        </text:list-item>
        <text:list-item>
          <text:p text:style-name="P430">BR249799876253Z</text:p>
        </text:list-item>
        <text:list-item>
          <text:p text:style-name="P431">BR240379202475Y</text:p>
        </text:list-item>
        <text:list-item>
          <text:p text:style-name="P432">BR244915109897R</text:p>
        </text:list-item>
        <text:list-item>
          <text:p text:style-name="P433">BR249916383383P</text:p>
        </text:list-item>
        <text:list-item>
          <text:p text:style-name="P434">BR244693980363U</text:p>
        </text:list-item>
        <text:list-item>
          <text:p text:style-name="P435">BR241036063281V</text:p>
        </text:list-item>
        <text:list-item>
          <text:p text:style-name="P436">BR241650117475O</text:p>
        </text:list-item>
        <text:list-item>
          <text:p text:style-name="P437">BR243015928322V</text:p>
        </text:list-item>
        <text:list-item>
          <text:p text:style-name="P438">BR247184239855V</text:p>
        </text:list-item>
        <text:list-item>
          <text:p text:style-name="P439">BR241093944346F</text:p>
        </text:list-item>
        <text:list-item>
          <text:p text:style-name="P440">BR244567370630S</text:p>
        </text:list-item>
        <text:list-item>
          <text:p text:style-name="P441">BR246239601458O</text:p>
        </text:list-item>
        <text:list-item>
          <text:p text:style-name="P442">BR248423876092X</text:p>
        </text:list-item>
        <text:list-item>
          <text:p text:style-name="P443">BR241563689864I</text:p>
        </text:list-item>
        <text:list-item>
          <text:p text:style-name="P444">BR245296100710P</text:p>
        </text:list-item>
        <text:list-item>
          <text:p text:style-name="P445">BR246001614171W</text:p>
        </text:list-item>
        <text:list-item>
          <text:p text:style-name="P446">BR240339596905V</text:p>
        </text:list-item>
        <text:list-item>
          <text:p text:style-name="P447">BR243501343348U</text:p>
        </text:list-item>
        <text:list-item>
          <text:p text:style-name="P448">BR241666725970F</text:p>
        </text:list-item>
        <text:list-item>
          <text:p text:style-name="P449">BR241027607146G</text:p>
        </text:list-item>
        <text:list-item>
          <text:p text:style-name="P450">BR249683976890U</text:p>
        </text:list-item>
        <text:list-item>
          <text:p text:style-name="P451">BR2470572845563</text:p>
        </text:list-item>
        <text:list-item>
          <text:p text:style-name="P452">BR241841767731H</text:p>
        </text:list-item>
        <text:list-item>
          <text:p text:style-name="P453">BR248780335615E</text:p>
        </text:list-item>
        <text:list-item>
          <text:p text:style-name="P454">BR242457747237W</text:p>
        </text:list-item>
        <text:list-item>
          <text:p text:style-name="P455">BR240837785620G</text:p>
        </text:list-item>
        <text:list-item>
          <text:p text:style-name="P456">BR248877792229A</text:p>
        </text:list-item>
        <text:list-item>
          <text:p text:style-name="P457">BR242947345689C</text:p>
        </text:list-item>
        <text:list-item>
          <text:p text:style-name="P458">BR241138352201D</text:p>
        </text:list-item>
        <text:list-item>
          <text:p text:style-name="P459">BR2475550762799</text:p>
        </text:list-item>
        <text:list-item>
          <text:p text:style-name="P460">BR2478933278730</text:p>
        </text:list-item>
        <text:list-item>
          <text:p text:style-name="P461">BR242551200100V</text:p>
        </text:list-item>
        <text:list-item>
          <text:p text:style-name="P462">BR245604990543H</text:p>
        </text:list-item>
        <text:list-item>
          <text:p text:style-name="P463">BR248961473043T</text:p>
        </text:list-item>
        <text:list-item>
          <text:p text:style-name="P464">BR243344953522G</text:p>
        </text:list-item>
        <text:list-item>
          <text:p text:style-name="P465">BR242300480666Z</text:p>
        </text:list-item>
        <text:list-item>
          <text:p text:style-name="P466">BR248669750194E</text:p>
        </text:list-item>
        <text:list-item>
          <text:p text:style-name="P467">BR249725019585Y</text:p>
        </text:list-item>
        <text:list-item>
          <text:p text:style-name="P468">BR247609383830V</text:p>
        </text:list-item>
        <text:list-item>
          <text:p text:style-name="P469">BR244593203525R</text:p>
        </text:list-item>
        <text:list-item>
          <text:p text:style-name="P470">BR241766566869U</text:p>
        </text:list-item>
        <text:list-item>
          <text:p text:style-name="P471">BR248577940558T</text:p>
        </text:list-item>
        <text:list-item>
          <text:p text:style-name="P472">BR2486374444295</text:p>
        </text:list-item>
        <text:list-item>
          <text:p text:style-name="P473">BR241397333790E</text:p>
        </text:list-item>
        <text:list-item>
          <text:p text:style-name="P474">BR2442798846198U</text:p>
        </text:list-item>
        <text:list-item>
          <text:p text:style-name="P475">BR241567368347B</text:p>
        </text:list-item>
        <text:list-item>
          <text:p text:style-name="P476">BR247712655441U</text:p>
        </text:list-item>
        <text:list-item>
          <text:p text:style-name="P477">BR243978246862D</text:p>
        </text:list-item>
        <text:list-item>
          <text:p text:style-name="P478">BR247544110205M</text:p>
        </text:list-item>
        <text:list-item>
          <text:p text:style-name="P479">BR2406442071702</text:p>
        </text:list-item>
        <text:list-item>
          <text:p text:style-name="P480">BR247544110205M</text:p>
        </text:list-item>
        <text:list-item>
          <text:p text:style-name="P481">BR241863460556W</text:p>
        </text:list-item>
        <text:list-item>
          <text:p text:style-name="P482">BR245926041432O</text:p>
        </text:list-item>
        <text:list-item>
          <text:p text:style-name="P483">BR246451174272Q</text:p>
        </text:list-item>
        <text:list-item>
          <text:p text:style-name="P484">BR243992100390Z</text:p>
        </text:list-item>
        <text:list-item>
          <text:p text:style-name="P485">BR247023655976R</text:p>
        </text:list-item>
        <text:list-item>
          <text:p text:style-name="P486">BR2456113816627</text:p>
        </text:list-item>
        <text:list-item>
          <text:p text:style-name="P487">BR240640800263W</text:p>
        </text:list-item>
        <text:list-item>
          <text:p text:style-name="P488">BR241442360894T</text:p>
        </text:list-item>
        <text:list-item>
          <text:p text:style-name="P489">BR2457295576641</text:p>
        </text:list-item>
        <text:list-item>
          <text:p text:style-name="P490">BR2403257719121</text:p>
        </text:list-item>
        <text:list-item>
          <text:p text:style-name="P491">BR245518898633Y</text:p>
        </text:list-item>
        <text:list-item>
          <text:p text:style-name="P492">BR247065953758Z</text:p>
        </text:list-item>
        <text:list-item>
          <text:p text:style-name="P493">BR245941264808I</text:p>
        </text:list-item>
        <text:list-item>
          <text:p text:style-name="P494">BR2437609641107</text:p>
        </text:list-item>
        <text:list-item>
          <text:p text:style-name="P495">BR2409560339396</text:p>
        </text:list-item>
        <text:list-item>
          <text:p text:style-name="P496">BR2415824806755</text:p>
        </text:list-item>
        <text:list-item>
          <text:p text:style-name="P497">BR2486766283163</text:p>
        </text:list-item>
        <text:list-item>
          <text:p text:style-name="P498">BR241064763183T</text:p>
        </text:list-item>
        <text:list-item>
          <text:p text:style-name="P499">BR243268262853L</text:p>
        </text:list-item>
        <text:list-item>
          <text:p text:style-name="P500">BR240442612369K</text:p>
        </text:list-item>
        <text:list-item>
          <text:p text:style-name="P501">BR2423759435283</text:p>
        </text:list-item>
        <text:list-item>
          <text:p text:style-name="P502">BR240865386380Q</text:p>
        </text:list-item>
        <text:list-item>
          <text:p text:style-name="P503">BR248707566426A</text:p>
        </text:list-item>
        <text:list-item>
          <text:p text:style-name="P504">BR2407636656717</text:p>
        </text:list-item>
        <text:list-item>
          <text:p text:style-name="P505">BR240891966680B</text:p>
        </text:list-item>
        <text:list-item>
          <text:p text:style-name="P506">BR247007067599Q</text:p>
        </text:list-item>
        <text:list-item>
          <text:p text:style-name="P507">BR240488291380F</text:p>
        </text:list-item>
        <text:list-item>
          <text:p text:style-name="P508">BR241104022930V</text:p>
        </text:list-item>
        <text:list-item>
          <text:p text:style-name="P509">BR246458374598W</text:p>
        </text:list-item>
        <text:list-item>
          <text:p text:style-name="P510">BR244789366666J</text:p>
        </text:list-item>
        <text:list-item>
          <text:p text:style-name="P511">BR245787313173V</text:p>
        </text:list-item>
        <text:list-item>
          <text:p text:style-name="P512">BR249253151778X</text:p>
        </text:list-item>
        <text:list-item>
          <text:p text:style-name="P513">BR246358877581U</text:p>
        </text:list-item>
        <text:list-item>
          <text:p text:style-name="P514">BR243223849534W</text:p>
        </text:list-item>
        <text:list-item>
          <text:p text:style-name="P515">BR2431964196576</text:p>
        </text:list-item>
        <text:list-item>
          <text:p text:style-name="P516">BR2498982560347</text:p>
        </text:list-item>
        <text:list-item>
          <text:p text:style-name="P517">BR248039483972V</text:p>
        </text:list-item>
        <text:list-item>
          <text:p text:style-name="P518">BR249355188872R</text:p>
        </text:list-item>
        <text:list-item>
          <text:p text:style-name="P519">BR244695296734P</text:p>
        </text:list-item>
        <text:list-item>
          <text:p text:style-name="P520">BR242555907461V</text:p>
        </text:list-item>
        <text:list-item>
          <text:p text:style-name="P521">BR249157366375Z</text:p>
        </text:list-item>
        <text:list-item>
          <text:p text:style-name="P522">BR240121651518P</text:p>
        </text:list-item>
        <text:list-item>
          <text:p text:style-name="P523">BR2407966712059</text:p>
        </text:list-item>
        <text:list-item>
          <text:p text:style-name="P524">BR240395756327U</text:p>
        </text:list-item>
        <text:list-item>
          <text:p text:style-name="P525">BR241491839079P</text:p>
        </text:list-item>
        <text:list-item>
          <text:p text:style-name="P526">BR243444076881W</text:p>
        </text:list-item>
        <text:list-item>
          <text:p text:style-name="P527">BR2448210895449</text:p>
        </text:list-item>
        <text:list-item>
          <text:p text:style-name="P528">BR244155202005T</text:p>
        </text:list-item>
        <text:list-item>
          <text:p text:style-name="P529">BR241773513384D</text:p>
        </text:list-item>
        <text:list-item>
          <text:p text:style-name="P530">BR2424802816144</text:p>
        </text:list-item>
        <text:list-item>
          <text:p text:style-name="P531">BR241773513384D</text:p>
        </text:list-item>
        <text:list-item>
          <text:p text:style-name="P532">BR244155202005T</text:p>
        </text:list-item>
        <text:list-item>
          <text:p text:style-name="P533">BR242902594090C</text:p>
        </text:list-item>
        <text:list-item>
          <text:p text:style-name="P534">BR245832204996A</text:p>
        </text:list-item>
        <text:list-item>
          <text:p text:style-name="P535">BR240781522189S</text:p>
        </text:list-item>
      </text:list>
      <text:p text:style-name="P5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25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n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230 Shopee<text:s/>(1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>0 Shopee<text:s/>(2°Carro)</text:p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25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n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6-25T20:38:00Z</meta:creation-date>
    <dc:date>2024-06-25T20:38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7" meta:word-count="575" meta:character-count="3675" meta:row-count="25" meta:non-whitespace-character-count="3107"/>
  </office:meta>
</office:document-meta>
</file>